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1711bb" style:font-size-asian="10.5pt" style:font-style-asian="normal" style:font-size-complex="12pt" style:font-style-complex="normal"/>
    </style:style>
    <style:style style:name="P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825735" officeooo:paragraph-rsid="001711bb" style:font-size-asian="10.5pt" style:font-style-asian="normal" style:font-size-complex="12pt" style:font-style-complex="normal"/>
    </style:style>
    <style:style style:name="P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56ab95" officeooo:paragraph-rsid="001711bb"/>
    </style:style>
    <style:style style:name="P5" style:family="paragraph" style:parent-style-name="Footnote">
      <style:text-properties officeooo:rsid="00843aa4" officeooo:paragraph-rsid="00843aa4"/>
    </style:style>
    <style:style style:name="T1" style:family="text">
      <style:text-properties officeooo:rsid="007e3554"/>
    </style:style>
    <style:style style:name="T2" style:family="text">
      <style:text-properties fo:font-size="12pt" fo:font-style="normal" style:font-size-asian="10.5pt" style:font-style-asian="normal" style:font-size-complex="12pt" style:font-style-complex="normal"/>
    </style:style>
    <style:style style:name="T3" style:family="text">
      <style:text-properties fo:font-size="12pt" fo:font-style="normal" officeooo:rsid="003aedcc" style:font-size-asian="10.5pt" style:font-style-asian="normal" style:font-size-complex="12pt" style:font-style-complex="normal"/>
    </style:style>
    <style:style style:name="T4" style:family="text">
      <style:text-properties fo:font-size="12pt" fo:font-style="normal" officeooo:rsid="007410bf" style:font-size-asian="10.5pt" style:font-style-asian="normal" style:font-size-complex="12pt" style:font-style-complex="normal"/>
    </style:style>
    <style:style style:name="T5" style:family="text">
      <style:text-properties officeooo:rsid="007410bf"/>
    </style:style>
    <style:style style:name="T6" style:family="text">
      <style:text-properties officeooo:rsid="00787fdb"/>
    </style:style>
    <style:style style:name="T7" style:family="text">
      <style:text-properties fo:color="#00000a" style:font-name="LiberationSerif" fo:font-size="12pt" style:font-size-asian="12pt"/>
    </style:style>
    <style:style style:name="T8" style:family="text">
      <style:text-properties fo:color="#000081" style:font-name="LiberationSerif" fo:font-size="12pt" style:font-size-asian="12pt"/>
    </style:style>
    <style:style style:name="T9" style:family="text">
      <style:text-properties officeooo:rsid="0083a7a9"/>
    </style:style>
    <style:style style:name="T10" style:family="text">
      <style:text-properties officeooo:rsid="0085ff92"/>
    </style:style>
    <style:style style:name="T11" style:family="text">
      <style:text-properties officeooo:rsid="008ce3da"/>
    </style:style>
    <style:style style:name="T12" style:family="text">
      <style:text-properties officeooo:rsid="008e1eaf"/>
    </style:style>
    <style:style style:name="T13" style:family="text">
      <style:text-properties officeooo:rsid="00943d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M</text:span><text:span text:style-name="T2">etodologia e Método d</text:span><text:span text:style-name="T4">a</text:span><text:span text:style-name="T2"> pesquisa</text:span></text:p>
      <text:p text:style-name="P4"><text:span text:style-name="T2"><text:tab/></text:span></text:p>
      <text:p text:style-name="P2"><text:tab/><text:span text:style-name="T5">Os resultados apresentados neste artigo, são referente uma pesquisa realizada no Colégio Municipal Arcebal Pinto Malheiros, nos dias 4, 5 e 6 de julho de 2017, no turno da noite, com alunos matriculados na educação de jovens e adultos, no ciclo de ensino fundamental II. </text:span></text:p>
      <text:p text:style-name="P2"><text:span text:style-name="T5"><text:tab/>Com o objetivo de ser uma pesquisa descritiva que conforme Gil (2002) busca “estudar as características de um grupo: sua distribuição por idade, sexo, procedência, nível de escolaridade, estado de saúde e mental, etc”, para isso foi realizado um levantamento que procedeu em solicitar informações aos alunos matriculados para posteriormente realizar uma análise quantitativa, obtendo <text:s/>conclusões referente os dados coletados (GIL; 2002).</text:span></text:p>
      <text:p text:style-name="P2"><text:tab/><text:span text:style-name="T6">Esse levantamento, como ocorrer na maioria das pesquisas nesta modalidade não costumam <text:s/>investigar toda a população estudada (GIL; 2002), no caso da nossa pesquisa foram pesquisados 83 alunos de um total de 125 alunos matriculados na unidade escolar, tendo a investigação como margem de erro de 6,3%</text:span><text:span text:style-name="T6"><text:note text:id="ftn0" text:note-class="footnote"><text:note-citation>1</text:note-citation><text:note-body><text:p text:style-name="P1"><text:span text:style-name="T7">Para calculo da margem de erro foi utilizado o sítio</text:span></text:p><text:p text:style-name="Standard"><text:span text:style-name="T8">http://www.opinionbox.com/calculadora-margem-de-erro/ </text:span><text:span text:style-name="T7">no dia 04/09/2017.</text:span></text:p></text:note-body></text:note></text:span><text:span text:style-name="T6">, possuindo uma margem de confiança de 90%, essa quantificação é importante conforme afirmar Gil, pois “à medida que o levantamento se valem de amostras probabilísticas, torna-se possível até mesmo conhecer a margem de erro dos resultados obtidos”. </text:span></text:p>
      <text:p text:style-name="P2"><text:span text:style-name="T6"><text:tab/>A vantagem de utilizar desta modalidade de pesquisa e que torna-se possível o “conhecimento direto da realidade: à medida que as próprias pessoas informam acerca de seus comportamentos, crenças e opiniões, a investigação torna-se mais livre de interpretações calcadas no subjetivismo dos pesquisadores” (GIL, 2002). A ferramenta utilizada para coleta dos dados foi um questionário com 68 questões que foram autopreenchidos pela população-alvo da pesquisa no ambiente escolar. </text:span></text:p>
      <text:p text:style-name="P2"><text:span text:style-name="T6"><text:tab/>Com isso foram possível coletar diversas variáveis que permitiu o reconhecimento socioculturais dos alunos matriculados naquele período, permitindo a equipe realizar ações de planejamento para continuidade do projeto de extensão de formas mais efetivas.<text:tab/></text:span></text:p>
      <text:p text:style-name="P2"/>
      <text:p text:style-name="P3"><text:span text:style-name="T9">O município</text:span> de Rio das Ostras</text:p>
      <text:p text:style-name="P3"><text:tab/><text:span text:style-name="T9">A cidade de Rio das Ostras politicamente ela é uma cidade jovem, pois sua emancipação política ocorreu em 1992 e na época a cidade contava com menos de 20 mil habitantes, mas historicamente a região sempre foi habitada, segundo o site oficial da prefeitura os primeiros registros de habitantes eram caçadores e coletores semi-nômadades a aproximadamente há 4 mil anos. </text:span></text:p>
      <text:p text:style-name="P3"><text:soft-page-break/><text:span text:style-name="T9"><text:tab/>No século XVIII a região era uma aldeia de índios Guarulhos ao qual tornou-se a freguesia Sacra Família de Ipuca (TCERJ; 2002), além dos guarulhos os índios tamoios e goitacases ocupavam a região, juntamente, com os padres da Companhia de Jesus. Outra característica da região é a presença comunidade negra considerando que duas cidades vizinhas possuem comunidades quilombolas</text:span><text:span text:style-name="T9"><text:note text:id="ftn1" text:note-class="footnote"><text:note-citation>2</text:note-citation><text:note-body><text:p text:style-name="P5">Informação obtida em <text:a xlink:type="simple" xlink:href="http://g1.globo.com/rj/regiao-dos-lagos/noticia/2014/11/comunidades-quilombolas-da-regiao-dos-lagos-terao-eventos-especiais.html" text:style-name="Internet_20_link" text:visited-style-name="Visited_20_Internet_20_Link">http://g1.globo.com/rj/regiao-dos-lagos/noticia/2014/11/comunidades-quilombolas-da-regiao-dos-lagos-terao-eventos-especiais.html</text:a> acessado em 04 de maio de 2018.</text:p></text:note-body></text:note></text:span><text:span text:style-name="T9"> até os dias atuais.</text:span></text:p>
      <text:p text:style-name="P3"><text:tab/><text:span text:style-name="T10">A região sempre foi uma rota de comerciantes e tropeiros em direção a Macaé e Campos, <text:s/>após os anos 50 do século XX com a construção da rodovia Amaral Peixoto e instalação da Petrobras na região norte do Estado a cidade passou por um forte processo de migração, o aumento populacional foi o mais alto do país segundo o Censo de 2010, contabilizando um amento de 190%, <text:s/>tendo atualmente uma população estimada de 141 mil habitantes, economicamente ativa, que professam da fé cristã, segundo dados do IBGE. </text:span></text:p>
      <text:p text:style-name="P3"><text:tab/><text:span text:style-name="T11">Esse crescimento acelerado formou um perfil populacional diversificado, culturalmente, economicamente e politicamente, e conhecer esses habitantes e suas características permiti formular ações concretas para ampliação e efetivação das politicas públicas, ao qual se incluí a educação que é objeto de nossa pesquisa.</text:span><text:tab/></text:p>
      <text:p text:style-name="P2"/>
      <text:p text:style-name="P2"><text:span text:style-name="T1">Quem são os alunos </text:span></text:p>
      <text:p text:style-name="P2"/>
      <text:p text:style-name="P2"><text:span text:style-name="T1"><text:tab/>Nesse momento apresentaremos algumas características mais relevantes da população-alvo pesquisada, como idade, sexo, reconhecimento étnico-racial, sexo, orientação sexual, religião, estado civil, composição familiar, local de nascimento, escolaridade antes de retornar ao estudo na modalidade de jovens e adultos, situação trabalhista, quais são suas fontes de informações e atividades de lazer, quantidade de livros lidos, avaliação da unidade escolar, professores e a avaliação das oficinas realizadas pelo projeto.</text:span></text:p>
      <text:p text:style-name="P2"><text:tab/><text:span text:style-name="T12">Segundo nossa pesquisa, 52% dos alunos possuem até 19 anos de idade e 19% ficaram apenas de uma a dois anos sem estudar formalmente, vale observar que 39% <text:s/>não responderam essa a essa pergunta o que podemos deduzir que esse número de alunos que ficaram pouco tempo sem estudar ou nunca pararam de estudar pode ser ainda maior. Essas dados quando comparados com dos dados do TCERJ (2016) referente a distorção série-idade, ao qual em 2015 o sexto, sétimo e oitavo anos apresentaram quase 35% de distorção da idade ideal do aluno com o ano de escolaridade. </text:span></text:p>
      <text:p text:style-name="P2"><text:tab/><text:span text:style-name="T13">Esses dados demonstram uma tendência praticada pela gestão municipal de sugerir ao <text:s/>aluno que apresenta alguma distorção série-idade e já alcançou a idade de 15 anos em passar a estudar na modalidade de jovens e adultos, essa nossa observação acaba sendo referenciada quando analisamos </text:span><text:soft-page-break/><text:span text:style-name="T13">os dados de aprovação no Ensino Fundamental de 2015, onde a aprovação do sexto, sétimo e oitavo ano na rede pública municipal ficaram entre 80 a 85%, enquanto os números apresentados pelos estabelecimentos privados foram de quase 95% para os mesmos anos de escolaridade (TCERJ; 2016). Notamos que quando analisamos os dados do TCE-RJ (2016) comparando a distorção série-idade da rede pública municipal e a rede privada, os números despencam, na rede privada a distorção série-idade do sexto, sétimo e oitavo ano oscilam entre 5 a 9%, uma diferença de mais de 25% da rede pública. </text:span></text:p>
      <text:p text:style-name="P2"><text:span text:style-name="T13"><text:tab/>Esses dados reafirmam as colocações de <text:s/>Mendes e Seixas (2003) ao declarar que “a escola vai emergir, na formulação teórica de Bourdieu, como o mecanismo central de legitimação das diferenças de classe, como uma forma reconhecida <text:s/>e desconhecida de reprodução da estrutura social”, formando uma dominação simbólica que perpassa pela reprodução social familiar e escolar.</text:span></text:p>
      <text:p text:style-name="P2"><text:span text:style-name="T13"><text:tab/>Podemos entender o motivo dessa distorção série-idade quando nos balizamos por Bourdieu e Passeron (s/ano) ao falar que as diferenças sociais presentes nas classes sociais se faz <text:s/>principalmente por uma distribuição desigual do capital linguístico, dessa forma <text:s/>a escola se esconde atrás do pretexto de igualdade nos seus processos de provas e seleções idênticos o que acaba excluindo as classes populares, levando a um alto nível de distorção e consequentemente de evasão escolar. <text:s/></text:span></text:p>
      <text:p text:style-name="P2"><text:tab/></text:p>
      <text:p text:style-name="P2"><text:tab/></text:p>
      <text:p text:style-name="P2"><text:span text:style-name="T1"><text:tab/> <text:s/><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0:47:43.585000000</meta:creation-date>
    <dc:date>2018-05-05T10:48:14.561000000</dc:date>
    <meta:editing-duration>PT36S</meta:editing-duration>
    <meta:editing-cycles>1</meta:editing-cycles>
    <meta:document-statistic meta:table-count="0" meta:image-count="0" meta:object-count="0" meta:page-count="3" meta:paragraph-count="24" meta:word-count="1016" meta:character-count="6772" meta:non-whitespace-character-count="5733"/>
    <meta:generator>LibreOffice/6.0.3.2$Windows_X86_64 LibreOffice_project/8f48d515416608e3a835360314dac7e47fd0b821</meta:generator>
  </office:meta>
</office:document-meta>
</file>